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paragraph-rsid="000d3a54" style:text-blinking="false" fo:background-color="transparent" style:font-size-asian="14pt" style:font-size-complex="14pt"/>
    </style:style>
    <style:style style:name="P2" style:family="paragraph" style:parent-style-name="Standard">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rsid="000d61d6" officeooo:paragraph-rsid="000d61d6" style:text-blinking="false" fo:background-color="transparent" style:font-size-asian="14pt" style:font-size-complex="14pt"/>
    </style:style>
    <style:style style:name="P3"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4" style:family="paragraph" style:parent-style-name="Text_20_body" style:list-style-name="L2">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5" style:family="paragraph" style:parent-style-name="Text_20_body" style:list-style-name="L3">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6" style:family="paragraph" style:parent-style-name="Text_20_body" style:list-style-name="L4">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7" style:family="paragraph" style:parent-style-name="Text_20_body" style:list-style-name="L5">
      <style:paragraph-properties fo:margin-top="0in" fo:margin-bottom="0in" loext:contextual-spacing="false"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rsid="000d61d6" officeooo:paragraph-rsid="000d61d6" style:text-blinking="false" fo:background-color="transparent"/>
    </style:style>
    <style:style style:name="P9" style:family="paragraph" style:parent-style-name="Text_20_body">
      <style:paragraph-properties fo:margin-top="0in" fo:margin-bottom="0in" loext:contextual-spacing="false" fo:line-height="138%" style:writing-mode="lr-tb"/>
    </style:style>
    <style:style style:name="P10" style:family="paragraph" style:parent-style-name="Text_20_body">
      <style:paragraph-properties fo:margin-top="0in" fo:margin-bottom="0in" loext:contextual-spacing="false" fo:line-height="138%" style:writing-mode="lr-tb"/>
      <style:text-properties officeooo:paragraph-rsid="000ad20b"/>
    </style:style>
    <style:style style:name="P11" style:family="paragraph" style:parent-style-name="Text_20_body">
      <style:paragraph-properties fo:margin-top="0in" fo:margin-bottom="0in" loext:contextual-spacing="false" fo:line-height="138%" style:writing-mode="lr-tb"/>
      <style:text-properties officeooo:paragraph-rsid="000b7364"/>
    </style:style>
    <style:style style:name="P1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1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paragraph-rsid="000ad20b" style:text-blinking="false" fo:background-color="transparent"/>
    </style:style>
    <style:style style:name="P1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officeooo:rsid="0009055f" officeooo:paragraph-rsid="0009055f"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4pt" fo:font-style="normal" style:text-underline-style="none" fo:font-weight="normal" officeooo:rsid="0009055f"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4pt" fo:font-style="normal" style:text-underline-style="none" fo:font-weight="normal" officeooo:rsid="000ad20b"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4pt" fo:font-style="normal" style:text-underline-style="none" fo:font-weight="normal" officeooo:rsid="000b7364" style:text-blinking="false" fo:background-color="transparent" loext:char-shading-value="0"/>
    </style:style>
    <style:style style:name="T5" style:family="text">
      <style:text-properties fo:font-variant="normal" fo:text-transform="none" fo:color="#1155cc" style:text-line-through-style="none" style:text-line-through-type="none" style:font-name="Arial" fo:font-size="14pt" fo:font-style="normal" style:text-underline-style="solid" style:text-underline-width="auto" style:text-underline-color="font-color" fo:font-weight="normal" style:text-blinking="false" fo:background-color="transparent" loext:char-shading-value="0"/>
    </style:style>
    <style:style style:name="T6" style:family="text">
      <style:text-properties officeooo:rsid="0009055f"/>
    </style:style>
    <style:style style:name="T7" style:family="text">
      <style:text-properties officeooo:rsid="000b7364"/>
    </style:style>
    <style:style style:name="T8" style:family="text">
      <style:text-properties style:font-size-asian="14pt" style:font-size-complex="14pt"/>
    </style:style>
    <style:style style:name="T9" style:family="text">
      <style:text-properties officeooo:rsid="000e673a" style:font-size-asian="14pt" style:font-size-complex="14pt"/>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69560070904572608" text:style-name="L1">
        <text:list-item>
          <text:p text:style-name="P3"><text:bookmark text:name="docs-internal-guid-42a6d71e-e128-bcc2-f16b-f4bc710cae47"/>Présentation du projet</text:p>
        </text:list-item>
      </text:list>
      <text:p text:style-name="Text_20_body"/>
      <text:p text:style-name="P10"><text:span text:style-name="T3">Le projet est réalisé par quatre étudiants en première année de master informatique dans le cadre d’une UE de projet de programmation. </text:span><text:span text:style-name="T4">Ce projet vise <text:s/>a nous améliorer dans la création et la gestion d’un projet en équipe. Mais aussi a augmenter nos compétences en programmation et en documentation.</text:span></text:p>
      <text:p text:style-name="P10"><text:span text:style-name="T3"/></text:p>
      <text:p text:style-name="P11"><text:span text:style-name="T4">Le projet Visuall BSS (Bike Sharing System)</text:span><text:span text:style-name="T1"> </text:span><text:span text:style-name="T4">consiste </text:span><text:span text:style-name="T1">a développer une application qui </text:span><text:span text:style-name="T2">permet de</text:span><text:span text:style-name="T1"> visualiser un système de vélo en libre service. Celle-ci doit s'appuyer sur un projet existant qui n'est pas accessible mais pour l</text:span><text:span text:style-name="T2">e</text:span><text:span text:style-name="T1">quel il existe une vidéo (</text:span><text:a xlink:type="simple" xlink:href="https://drive.google.com/file/d/0B3aeg8yMfRj0R3VKQjdtX1htUUU/view" text:style-name="Internet_20_link" text:visited-style-name="Visited_20_Internet_20_Link"><text:span text:style-name="T5">disponible ici</text:span></text:a><text:span text:style-name="T1">) .</text:span></text:p>
      <text:p text:style-name="P10"><text:span text:style-name="T1"/></text:p>
      <text:p text:style-name="P13">Cette application est divisée en trois fenêtres :</text:p>
      <text:p text:style-name="P13"><text:tab/>- La première permet de naviguer sur une carte afin de voir les stations et les trajets des vélos en libre service.<text:tab/></text:p>
      <text:p text:style-name="P13"><text:tab/>- La seconde, quant a elle, est une matrice qui contient les trajets pour chaque station en fonction du temps, ce qui permet de sélectionner une plage horaire ou tous les trajets d'une station par exemple.</text:p>
      <text:p text:style-name="P13"><text:tab/>- La troisième fenêtre met a disposition plusieurs filtres <text:span text:style-name="T6">ainsi qu’un classement des stations en fonction de leur fréquentation par exemple.</text:span></text:p>
      <text:p text:style-name="P12"/>
      <text:p text:style-name="P14">Ce projet est réalisé en <text:span text:style-name="T7">C++ 14 avec OpenGL (version supérieur a 3.2). L’IDE utilisé est la dernière version de QT, qui est a l’heure actuelle la version 5.8 stable. </text:span></text:p>
      <text:p text:style-name="Text_20_body"/>
      <text:p text:style-name="Text_20_body"/>
      <text:p text:style-name="Text_20_body"/>
      <text:p text:style-name="Text_20_body"/>
      <text:p text:style-name="Text_20_body"/>
      <text:p text:style-name="Text_20_body"/>
      <text:list xml:id="list4536330984143893636" text:style-name="L2">
        <text:list-item>
          <text:p text:style-name="P4"><text:soft-page-break/>Etude de l’existant</text:p>
        </text:list-item>
      </text:list>
      <text:p text:style-name="P8">Il existe déjà une application qui remplit les mêmes fonctions (développée par des chercheurs). </text:p>
      <text:p text:style-name="P8">Cette application est visible sur ses deux vidéos :</text:p>
      <text:p text:style-name="P2">- https://drive.google.com/file/d/0B3aeg8yMfRj0MWFmUHZ6ZlR4MzA/view </text:p>
      <text:p text:style-name="P2">- <text:a xlink:type="simple" xlink:href="https://drive.google.com/file/d/0B3aeg8yMfRj0R3VKQjdtX1htUUU/view" text:style-name="Internet_20_link" text:visited-style-name="Visited_20_Internet_20_Link">https://drive.google.com/file/d/0B3aeg8yMfRj0R3VKQjdtX1htUUU/view</text:a></text:p>
      <text:p text:style-name="P2"/>
      <text:p text:style-name="P8">On peut constater que c’est une application web <text:span text:style-name="T8">ouverte sur Google Chrome. Son URL (localhost :8080) nous permet de savoir qu’il s’agit d’une démonstration en local. Nous n’avons pas d’informations plus précises (</text:span><text:span text:style-name="T9">nombres de données, code source etc). Malgres tout, on peut supposer que les performances ne sont pas optimales avec ce type de technologie pour le web (on peut constater quelques lenteurs dans ses vidéos).</text:span></text:p>
      <text:p text:style-name="P8"><text:span text:style-name="T9"/></text:p>
      <text:p text:style-name="P8"><text:span text:style-name="T9"/></text:p>
      <text:p text:style-name="P1"><text:bookmark text:name="docs-internal-guid-367f106c-e147-27d9-d65f-33e5a6f1569a"/>Une application a déjà été développée par des chercheurs. Il s’agit d’une application web qui a l’inconvénient d’être assez lente dès lors qu’il y a beaucoup de donnée à traiter. Les liens vers les deux vidéos montrent qu’il s’agit d’une application web ouverte avec Google Chrome. On peut aussi voir d’après l’url, qu’il s’agit d’une démonstration en local (localhost :8080). Nous supposons que les performances ne doivent pas être optimales avec ce type de technologie pour le web. Cependant nous ne savons pas combien de données ont été utilisées pour la démonstration. Aperçu de ce qui existe.</text:p>
      <text:p text:style-name="P1"><text:s/></text:p>
      <text:p text:style-name="P9"/>
      <text:list xml:id="list4806014691998662986" text:style-name="L3">
        <text:list-item>
          <text:p text:style-name="P5">Expression des besoins</text:p>
        </text:list-item>
      </text:list>
      <text:p text:style-name="Text_20_body"/>
      <text:p text:style-name="Text_20_body"/>
      <text:list xml:id="list261121548080372023" text:style-name="L4">
        <text:list-item>
          <text:p text:style-name="P6">Fonctionnalités implémentées</text:p>
        </text:list-item>
      </text:list>
      <text:p text:style-name="Text_20_body"/>
      <text:list xml:id="list1504280209421634135" text:style-name="L5">
        <text:list-item>
          <text:p text:style-name="P7"><text:soft-page-break/>Présentation de l’architecture</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2:24:10.203748814</meta:creation-date>
    <dc:date>2017-03-18T15:15:22.004518921</dc:date>
    <meta:editing-duration>PT8M</meta:editing-duration>
    <meta:editing-cycles>1</meta:editing-cycles>
    <meta:document-statistic meta:table-count="0" meta:image-count="0" meta:object-count="0" meta:page-count="3" meta:paragraph-count="19" meta:word-count="419" meta:character-count="2679" meta:non-whitespace-character-count="2274"/>
    <meta:generator>LibreOffice/5.1.6.2$Linux_X86_64 LibreOffice_project/10m0$Build-2</meta:generator>
  </office:meta>
</office:document-meta>
</file>